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number-columns-repeated="17" table:default-cell-style-name="Default"/>
        <table:table-row table:style-name="ro1"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2"/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/>
        </table:table-row>
        <table:table-row table:style-name="ro1">
          <table:table-cell office:value-type="string">
            <text:p>Name:</text:p>
          </table:table-cell>
          <table:table-cell office:value-type="string">
            <text:p>An Sung Tang Myun Ramyun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Shin Ramyun Hot&amp;Spicy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Kimchi Ramyun</text:p>
          </table:table-cell>
          <table:table-cell table:number-columns-repeated="2"/>
          <table:table-cell office:value-type="string">
            <text:p>Name:</text:p>
          </table:table-cell>
          <table:table-cell office:value-type="string">
            <text:p>Authentic Kimchi Flavor CUP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2"/>
          <table:table-cell office:value-type="string">
            <text:p>Seppo</text:p>
          </table:table-cell>
          <table:table-cell office:value-type="string">
            <text:p>Kristoph</text:p>
          </table:table-cell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office:value-type="string">
            <text:p>Geschmack</text:p>
          </table:table-cell>
          <table:table-cell table:style-name="ce1" office:value-type="float" office:value="7">
            <text:p>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chärfe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Schärfe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Schärfe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string">
            <text:p>Inhalt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office:value-type="string">
            <text:p>Inhalt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office:value-type="string">
            <text:p>Inhalt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string">
            <text:p>Inhalt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string">
            <text:p>Menge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office:value-type="string">
            <text:p>Menge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office:value-type="string">
            <text:p>Menge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string">
            <text:p>Menge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Hersteller:</text:p>
          </table:table-cell>
          <table:table-cell office:value-type="string">
            <text:p>Indomie</text:p>
          </table:table-cell>
          <table:table-cell table:number-columns-repeated="3"/>
          <table:table-cell office:value-type="string">
            <text:p>Hersteller:</text:p>
          </table:table-cell>
          <table:table-cell/>
          <table:table-cell table:number-columns-repeated="3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 table:number-columns-repeated="2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/>
        </table:table-row>
        <table:table-row table:style-name="ro1">
          <table:table-cell office:value-type="string">
            <text:p>Name:</text:p>
          </table:table-cell>
          <table:table-cell office:value-type="string">
            <text:p>Jumbo Mi Goreng – Rasa Ayam Panggang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Unif 100 Chicken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Cup Nudeln Rind</text:p>
          </table:table-cell>
          <table:table-cell table:number-columns-repeated="2"/>
          <table:table-cell office:value-type="string">
            <text:p>Name:</text:p>
          </table:table-cell>
          <table:table-cell office:value-type="string">
            <text:p>Cup Nudeln Spicy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2"/>
          <table:table-cell office:value-type="string">
            <text:p>Seppo</text:p>
          </table:table-cell>
          <table:table-cell office:value-type="string">
            <text:p>Kristoph</text:p>
          </table:table-cell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chärfe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Schärf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Schärf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halt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enge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2">
          <table:table-cell office:value-type="string">
            <text:p>Hersteller:</text:p>
          </table:table-cell>
          <table:table-cell office:value-type="string">
            <text:p>Mama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 table:number-columns-repeated="5"/>
        </table:table-row>
        <table:table-row table:style-name="ro2">
          <table:table-cell office:value-type="string">
            <text:p>Name:</text:p>
          </table:table-cell>
          <table:table-cell office:value-type="string">
            <text:p>Oriental Style Instant Noodles Pork Flavour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Damae Ramen Spicy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Damae Ramen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4"/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/>
        </table:table-row>
      </table:table>
      <table:table table:name="Gesamt Punkte" table:style-name="ta1" table:print="false">
        <office:forms form:automatic-focus="false" form:apply-design-mode="false"/>
        <table:table-column table:style-name="co1" table:number-columns-repeated="17" table:default-cell-style-name="Default"/>
        <table:table-row table:style-name="ro1">
          <table:table-cell table:formula="of:=[Tabelle1.A1]" office:value-type="string" office:string-value="Hersteller:">
            <text:p>Hersteller:</text:p>
          </table:table-cell>
          <table:table-cell table:formula="of:=[Tabelle1.B1]" office:value-type="string" office:string-value="Nong Shim">
            <text:p>Nong Shim</text:p>
          </table:table-cell>
          <table:table-cell table:number-columns-repeated="3"/>
          <table:table-cell table:formula="of:=[Tabelle1.F1]" office:value-type="string" office:string-value="Hersteller:">
            <text:p>Hersteller:</text:p>
          </table:table-cell>
          <table:table-cell table:formula="of:=[Tabelle1.G1]" office:value-type="string" office:string-value="Nong Shim">
            <text:p>Nong Shim</text:p>
          </table:table-cell>
          <table:table-cell table:number-columns-repeated="3"/>
          <table:table-cell table:formula="of:=[Tabelle1.K1]" office:value-type="string" office:string-value="Hersteller:">
            <text:p>Hersteller:</text:p>
          </table:table-cell>
          <table:table-cell table:formula="of:=[Tabelle1.L1]" office:value-type="string" office:string-value="Nong Shim">
            <text:p>Nong Shim</text:p>
          </table:table-cell>
          <table:table-cell table:number-columns-repeated="2"/>
          <table:table-cell table:formula="of:=[Tabelle1.O1]" office:value-type="string" office:string-value="Hersteller:">
            <text:p>Hersteller:</text:p>
          </table:table-cell>
          <table:table-cell table:formula="of:=[Tabelle1.P1]" office:value-type="string" office:string-value="Nong Shim">
            <text:p>Nong Shim</text:p>
          </table:table-cell>
          <table:table-cell/>
        </table:table-row>
        <table:table-row table:style-name="ro1">
          <table:table-cell table:formula="of:=[Tabelle1.A2]" office:value-type="string" office:string-value="Name:">
            <text:p>Name:</text:p>
          </table:table-cell>
          <table:table-cell table:formula="of:=[Tabelle1.B2]" office:value-type="string" office:string-value="An Sung Tang Myun Ramyun">
            <text:p>An Sung Tang Myun Ramyun</text:p>
          </table:table-cell>
          <table:table-cell table:number-columns-repeated="3"/>
          <table:table-cell table:formula="of:=[Tabelle1.F2]" office:value-type="string" office:string-value="Name:">
            <text:p>Name:</text:p>
          </table:table-cell>
          <table:table-cell table:formula="of:=[Tabelle1.G2]" office:value-type="string" office:string-value="Shin Ramyun Hot&amp;Spicy">
            <text:p>Shin Ramyun Hot&amp;Spicy</text:p>
          </table:table-cell>
          <table:table-cell table:number-columns-repeated="3"/>
          <table:table-cell table:formula="of:=[Tabelle1.K2]" office:value-type="string" office:string-value="Name:">
            <text:p>Name:</text:p>
          </table:table-cell>
          <table:table-cell table:formula="of:=[Tabelle1.L2]" office:value-type="string" office:string-value="Kimchi Ramyun">
            <text:p>Kimchi Ramyun</text:p>
          </table:table-cell>
          <table:table-cell table:number-columns-repeated="2"/>
          <table:table-cell table:formula="of:=[Tabelle1.O2]" office:value-type="string" office:string-value="Name:">
            <text:p>Name:</text:p>
          </table:table-cell>
          <table:table-cell table:formula="of:=[Tabelle1.P2]" office:value-type="string" office:string-value="Authentic Kimchi Flavor CUP">
            <text:p>Authentic Kimchi Flavor CUP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Tabelle1.B4]" office:value-type="string" office:string-value="Seppo">
            <text:p>Seppo</text:p>
          </table:table-cell>
          <table:table-cell table:formula="of:=[Tabelle1.C4]" office:value-type="string" office:string-value="Kristoph">
            <text:p>Kristoph</text:p>
          </table:table-cell>
          <table:table-cell table:number-columns-repeated="3"/>
          <table:table-cell table:formula="of:=[Tabelle1.G4]" office:value-type="string" office:string-value="Seppo">
            <text:p>Seppo</text:p>
          </table:table-cell>
          <table:table-cell table:formula="of:=[Tabelle1.H4]" office:value-type="string" office:string-value="Kristoph">
            <text:p>Kristoph</text:p>
          </table:table-cell>
          <table:table-cell table:number-columns-repeated="3"/>
          <table:table-cell table:formula="of:=[Tabelle1.L4]" office:value-type="string" office:string-value="Seppo">
            <text:p>Seppo</text:p>
          </table:table-cell>
          <table:table-cell table:formula="of:=[Tabelle1.M4]" office:value-type="string" office:string-value="Kristoph">
            <text:p>Kristoph</text:p>
          </table:table-cell>
          <table:table-cell table:number-columns-repeated="2"/>
          <table:table-cell table:formula="of:=[Tabelle1.P4]" office:value-type="string" office:string-value="Seppo">
            <text:p>Seppo</text:p>
          </table:table-cell>
          <table:table-cell table:formula="of:=[Tabelle1.Q4]" office:value-type="string" office:string-value="Kristoph">
            <text:p>Kristoph</text:p>
          </table:table-cell>
        </table:table-row>
        <table:table-row table:style-name="ro1">
          <table:table-cell table:formula="of:=[Tabelle1.A5]" office:value-type="string" office:string-value="Geschmack">
            <text:p>Geschmack</text:p>
          </table:table-cell>
          <table:table-cell table:formula="of:=[Tabelle1.B5]*0.6" office:value-type="float" office:value="3.6">
            <text:p>3,6</text:p>
          </table:table-cell>
          <table:table-cell table:formula="of:=[Tabelle1.C5]*0.6" office:value-type="float" office:value="4.8">
            <text:p>4,8</text:p>
          </table:table-cell>
          <table:table-cell table:number-columns-repeated="2"/>
          <table:table-cell table:formula="of:=[Tabelle1.F5]" office:value-type="string" office:string-value="Geschmack">
            <text:p>Geschmack</text:p>
          </table:table-cell>
          <table:table-cell table:formula="of:=[Tabelle1.G5]*0.6" office:value-type="float" office:value="2.4">
            <text:p>2,4</text:p>
          </table:table-cell>
          <table:table-cell table:formula="of:=[Tabelle1.H5]*0.6" office:value-type="float" office:value="3">
            <text:p>3</text:p>
          </table:table-cell>
          <table:table-cell table:number-columns-repeated="2"/>
          <table:table-cell table:formula="of:=[Tabelle1.K5]" office:value-type="string" office:string-value="Geschmack">
            <text:p>Geschmack</text:p>
          </table:table-cell>
          <table:table-cell table:formula="of:=[Tabelle1.L5]*0.6" office:value-type="float" office:value="5.4">
            <text:p>5,4</text:p>
          </table:table-cell>
          <table:table-cell table:formula="of:=[Tabelle1.M5]*0.6" office:value-type="float" office:value="5.4">
            <text:p>5,4</text:p>
          </table:table-cell>
          <table:table-cell/>
          <table:table-cell table:formula="of:=[Tabelle1.O5]" office:value-type="string" office:string-value="Geschmack">
            <text:p>Geschmack</text:p>
          </table:table-cell>
          <table:table-cell table:formula="of:=[Tabelle1.P5]*0.6" office:value-type="float" office:value="4.2">
            <text:p>4,2</text:p>
          </table:table-cell>
          <table:table-cell table:formula="of:=[Tabelle1.Q5]*0.6" office:value-type="float" office:value="4.2">
            <text:p>4,2</text:p>
          </table:table-cell>
        </table:table-row>
        <table:table-row table:style-name="ro1">
          <table:table-cell table:formula="of:=[Tabelle1.A6]" office:value-type="string" office:string-value="Schärfe">
            <text:p>Schärfe</text:p>
          </table:table-cell>
          <table:table-cell table:formula="of:=[Tabelle1.B6]*0.15" office:value-type="float" office:value="1.2">
            <text:p>1,2</text:p>
          </table:table-cell>
          <table:table-cell table:formula="of:=[Tabelle1.C6]*0.15" office:value-type="float" office:value="1.05">
            <text:p>1,05</text:p>
          </table:table-cell>
          <table:table-cell table:number-columns-repeated="2"/>
          <table:table-cell table:formula="of:=[Tabelle1.F6]" office:value-type="string" office:string-value="Schärfe">
            <text:p>Schärfe</text:p>
          </table:table-cell>
          <table:table-cell table:formula="of:=[Tabelle1.G6]*0.15" office:value-type="float" office:value="1.5">
            <text:p>1,5</text:p>
          </table:table-cell>
          <table:table-cell table:formula="of:=[Tabelle1.H6]*0.15" office:value-type="float" office:value="1.35">
            <text:p>1,35</text:p>
          </table:table-cell>
          <table:table-cell table:number-columns-repeated="2"/>
          <table:table-cell table:formula="of:=[Tabelle1.K6]" office:value-type="string" office:string-value="Schärfe">
            <text:p>Schärfe</text:p>
          </table:table-cell>
          <table:table-cell table:formula="of:=[Tabelle1.L6]*0.15" office:value-type="float" office:value="0.3">
            <text:p>0,3</text:p>
          </table:table-cell>
          <table:table-cell table:formula="of:=[Tabelle1.M6]*0.15" office:value-type="float" office:value="0.3">
            <text:p>0,3</text:p>
          </table:table-cell>
          <table:table-cell/>
          <table:table-cell table:formula="of:=[Tabelle1.O6]" office:value-type="string" office:string-value="Schärfe">
            <text:p>Schärfe</text:p>
          </table:table-cell>
          <table:table-cell table:formula="of:=[Tabelle1.P6]*0.15" office:value-type="float" office:value="0.9">
            <text:p>0,9</text:p>
          </table:table-cell>
          <table:table-cell table:formula="of:=[Tabelle1.Q6]*0.15" office:value-type="float" office:value="0.9">
            <text:p>0,9</text:p>
          </table:table-cell>
        </table:table-row>
        <table:table-row table:style-name="ro1">
          <table:table-cell table:formula="of:=[Tabelle1.A7]" office:value-type="string" office:string-value="Inhalt">
            <text:p>Inhalt</text:p>
          </table:table-cell>
          <table:table-cell table:formula="of:=[Tabelle1.B7]*0.15" office:value-type="float" office:value="1.05">
            <text:p>1,05</text:p>
          </table:table-cell>
          <table:table-cell table:formula="of:=[Tabelle1.C7]*0.15" office:value-type="float" office:value="1.05">
            <text:p>1,05</text:p>
          </table:table-cell>
          <table:table-cell table:number-columns-repeated="2"/>
          <table:table-cell table:formula="of:=[Tabelle1.F7]" office:value-type="string" office:string-value="Inhalt">
            <text:p>Inhalt</text:p>
          </table:table-cell>
          <table:table-cell table:formula="of:=[Tabelle1.G7]*0.15" office:value-type="float" office:value="1.2">
            <text:p>1,2</text:p>
          </table:table-cell>
          <table:table-cell table:formula="of:=[Tabelle1.H7]*0.15" office:value-type="float" office:value="1.2">
            <text:p>1,2</text:p>
          </table:table-cell>
          <table:table-cell table:number-columns-repeated="2"/>
          <table:table-cell table:formula="of:=[Tabelle1.K7]" office:value-type="string" office:string-value="Inhalt">
            <text:p>Inhalt</text:p>
          </table:table-cell>
          <table:table-cell table:formula="of:=[Tabelle1.L7]*0.15" office:value-type="float" office:value="1.2">
            <text:p>1,2</text:p>
          </table:table-cell>
          <table:table-cell table:formula="of:=[Tabelle1.M7]*0.15" office:value-type="float" office:value="1.2">
            <text:p>1,2</text:p>
          </table:table-cell>
          <table:table-cell/>
          <table:table-cell table:formula="of:=[Tabelle1.O7]" office:value-type="string" office:string-value="Inhalt">
            <text:p>Inhalt</text:p>
          </table:table-cell>
          <table:table-cell table:formula="of:=[Tabelle1.P7]*0.15" office:value-type="float" office:value="1.35">
            <text:p>1,35</text:p>
          </table:table-cell>
          <table:table-cell table:formula="of:=[Tabelle1.Q7]*0.15" office:value-type="float" office:value="1.35">
            <text:p>1,35</text:p>
          </table:table-cell>
        </table:table-row>
        <table:table-row table:style-name="ro1">
          <table:table-cell table:formula="of:=[Tabelle1.A8]" office:value-type="string" office:string-value="Menge">
            <text:p>Menge</text:p>
          </table:table-cell>
          <table:table-cell table:formula="of:=[Tabelle1.B8]*0.1" office:value-type="float" office:value="0.9">
            <text:p>0,9</text:p>
          </table:table-cell>
          <table:table-cell table:formula="of:=[Tabelle1.C8]*0.1" office:value-type="float" office:value="0.9">
            <text:p>0,9</text:p>
          </table:table-cell>
          <table:table-cell table:number-columns-repeated="2"/>
          <table:table-cell table:formula="of:=[Tabelle1.F8]" office:value-type="string" office:string-value="Menge">
            <text:p>Menge</text:p>
          </table:table-cell>
          <table:table-cell table:formula="of:=[Tabelle1.G8]*0.1" office:value-type="float" office:value="0.8">
            <text:p>0,8</text:p>
          </table:table-cell>
          <table:table-cell table:formula="of:=[Tabelle1.H8]*0.1" office:value-type="float" office:value="0.8">
            <text:p>0,8</text:p>
          </table:table-cell>
          <table:table-cell table:number-columns-repeated="2"/>
          <table:table-cell table:formula="of:=[Tabelle1.K8]" office:value-type="string" office:string-value="Menge">
            <text:p>Menge</text:p>
          </table:table-cell>
          <table:table-cell table:formula="of:=[Tabelle1.L8]*0.1" office:value-type="float" office:value="0.8">
            <text:p>0,8</text:p>
          </table:table-cell>
          <table:table-cell table:formula="of:=[Tabelle1.M8]*0.1" office:value-type="float" office:value="0.8">
            <text:p>0,8</text:p>
          </table:table-cell>
          <table:table-cell/>
          <table:table-cell table:formula="of:=[Tabelle1.O8]" office:value-type="string" office:string-value="Menge">
            <text:p>Menge</text:p>
          </table:table-cell>
          <table:table-cell table:formula="of:=[Tabelle1.P8]*0.1" office:value-type="float" office:value="0.6">
            <text:p>0,6</text:p>
          </table:table-cell>
          <table:table-cell table:formula="of:=[Tabelle1.Q8]*0.1" office:value-type="float" office:value="0.6">
            <text:p>0,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5:.B8])" office:value-type="float" office:value="6.75">
            <text:p>6,75</text:p>
          </table:table-cell>
          <table:table-cell table:formula="of:=SUM([.C5:.C8])" office:value-type="float" office:value="7.8">
            <text:p>7,8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5:.G8])" office:value-type="float" office:value="5.9">
            <text:p>5,9</text:p>
          </table:table-cell>
          <table:table-cell table:formula="of:=SUM([.H5:.H8])" office:value-type="float" office:value="6.35">
            <text:p>6,3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5:.L8])" office:value-type="float" office:value="7.7">
            <text:p>7,7</text:p>
          </table:table-cell>
          <table:table-cell table:formula="of:=SUM([.M5:.M8])" office:value-type="float" office:value="7.7">
            <text:p>7,7</text:p>
          </table:table-cell>
          <table:table-cell/>
          <table:table-cell office:value-type="string">
            <text:p>Gesamt</text:p>
          </table:table-cell>
          <table:table-cell table:formula="of:=SUM([.P5:.P8])" office:value-type="float" office:value="7.05">
            <text:p>7,05</text:p>
          </table:table-cell>
          <table:table-cell table:formula="of:=SUM([.Q5:.Q8])" office:value-type="float" office:value="7.05">
            <text:p>7,0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formula="of:=[Tabelle1.A12]" office:value-type="string" office:string-value="Hersteller:">
            <text:p>Hersteller:</text:p>
          </table:table-cell>
          <table:table-cell table:formula="of:=[Tabelle1.B12]" office:value-type="string" office:string-value="Indomie">
            <text:p>Indomie</text:p>
          </table:table-cell>
          <table:table-cell table:number-columns-repeated="3"/>
          <table:table-cell table:formula="of:=[Tabelle1.F12]" office:value-type="string" office:string-value="Hersteller:">
            <text:p>Hersteller:</text:p>
          </table:table-cell>
          <table:table-cell table:formula="of:=[Tabelle1.G12]" office:value-type="float" office:value="0">
            <text:p>0</text:p>
          </table:table-cell>
          <table:table-cell table:number-columns-repeated="3"/>
          <table:table-cell table:formula="of:=[Tabelle1.K12]" office:value-type="string" office:string-value="Hersteller:">
            <text:p>Hersteller:</text:p>
          </table:table-cell>
          <table:table-cell table:formula="of:=[Tabelle1.L12]" office:value-type="string" office:string-value="Nissin">
            <text:p>Nissin</text:p>
          </table:table-cell>
          <table:table-cell table:number-columns-repeated="2"/>
          <table:table-cell table:formula="of:=[Tabelle1.O12]" office:value-type="string" office:string-value="Hersteller:">
            <text:p>Hersteller:</text:p>
          </table:table-cell>
          <table:table-cell table:formula="of:=[Tabelle1.P12]" office:value-type="string" office:string-value="Nissin">
            <text:p>Nissin</text:p>
          </table:table-cell>
          <table:table-cell/>
        </table:table-row>
        <table:table-row table:style-name="ro1">
          <table:table-cell table:formula="of:=[Tabelle1.A13]" office:value-type="string" office:string-value="Name:">
            <text:p>Name:</text:p>
          </table:table-cell>
          <table:table-cell table:formula="of:=[Tabelle1.B13]" office:value-type="string" office:string-value="Jumbo Mi Goreng – Rasa Ayam Panggang">
            <text:p>Jumbo Mi Goreng – Rasa Ayam Panggang</text:p>
          </table:table-cell>
          <table:table-cell table:number-columns-repeated="3"/>
          <table:table-cell table:formula="of:=[Tabelle1.F13]" office:value-type="string" office:string-value="Name:">
            <text:p>Name:</text:p>
          </table:table-cell>
          <table:table-cell table:formula="of:=[Tabelle1.G13]" office:value-type="string" office:string-value="Unif 100 Chicken">
            <text:p>Unif 100 Chicken</text:p>
          </table:table-cell>
          <table:table-cell table:number-columns-repeated="3"/>
          <table:table-cell table:formula="of:=[Tabelle1.K13]" office:value-type="string" office:string-value="Name:">
            <text:p>Name:</text:p>
          </table:table-cell>
          <table:table-cell table:formula="of:=[Tabelle1.L13]" office:value-type="string" office:string-value="Cup Nudeln Rind">
            <text:p>Cup Nudeln Rind</text:p>
          </table:table-cell>
          <table:table-cell table:number-columns-repeated="2"/>
          <table:table-cell table:formula="of:=[Tabelle1.O13]" office:value-type="string" office:string-value="Name:">
            <text:p>Name:</text:p>
          </table:table-cell>
          <table:table-cell table:formula="of:=[Tabelle1.P13]" office:value-type="string" office:string-value="Cup Nudeln Spicy">
            <text:p>Cup Nudeln Spicy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Tabelle1.B15]" office:value-type="string" office:string-value="Seppo">
            <text:p>Seppo</text:p>
          </table:table-cell>
          <table:table-cell table:formula="of:=[Tabelle1.C15]" office:value-type="string" office:string-value="Kristoph">
            <text:p>Kristoph</text:p>
          </table:table-cell>
          <table:table-cell table:number-columns-repeated="3"/>
          <table:table-cell table:formula="of:=[Tabelle1.G15]" office:value-type="string" office:string-value="Seppo">
            <text:p>Seppo</text:p>
          </table:table-cell>
          <table:table-cell table:formula="of:=[Tabelle1.H15]" office:value-type="string" office:string-value="Kristoph">
            <text:p>Kristoph</text:p>
          </table:table-cell>
          <table:table-cell table:number-columns-repeated="3"/>
          <table:table-cell table:formula="of:=[Tabelle1.L15]" office:value-type="string" office:string-value="Seppo">
            <text:p>Seppo</text:p>
          </table:table-cell>
          <table:table-cell table:formula="of:=[Tabelle1.M15]" office:value-type="string" office:string-value="Kristoph">
            <text:p>Kristoph</text:p>
          </table:table-cell>
          <table:table-cell table:number-columns-repeated="2"/>
          <table:table-cell table:formula="of:=[Tabelle1.P15]" office:value-type="string" office:string-value="Seppo">
            <text:p>Seppo</text:p>
          </table:table-cell>
          <table:table-cell table:formula="of:=[Tabelle1.Q15]" office:value-type="string" office:string-value="Kristoph">
            <text:p>Kristoph</text:p>
          </table:table-cell>
        </table:table-row>
        <table:table-row table:style-name="ro1">
          <table:table-cell table:formula="of:=[Tabelle1.A16]" office:value-type="string" office:string-value="Geschmack">
            <text:p>Geschmack</text:p>
          </table:table-cell>
          <table:table-cell table:formula="of:=[Tabelle1.B16]*0.6" office:value-type="float" office:value="4.2">
            <text:p>4,2</text:p>
          </table:table-cell>
          <table:table-cell table:formula="of:=[Tabelle1.C16]*0.6" office:value-type="float" office:value="4.8">
            <text:p>4,8</text:p>
          </table:table-cell>
          <table:table-cell table:number-columns-repeated="2"/>
          <table:table-cell table:formula="of:=[Tabelle1.F16]" office:value-type="string" office:string-value="Geschmack">
            <text:p>Geschmack</text:p>
          </table:table-cell>
          <table:table-cell table:formula="of:=[Tabelle1.G16]*0.6" office:value-type="float" office:value="0">
            <text:p>0</text:p>
          </table:table-cell>
          <table:table-cell table:formula="of:=[Tabelle1.H16]*0.6" office:value-type="float" office:value="1.2">
            <text:p>1,2</text:p>
          </table:table-cell>
          <table:table-cell table:number-columns-repeated="2"/>
          <table:table-cell table:formula="of:=[Tabelle1.K16]" office:value-type="string" office:string-value="Geschmack">
            <text:p>Geschmack</text:p>
          </table:table-cell>
          <table:table-cell table:formula="of:=[Tabelle1.L16]*0.6" office:value-type="float" office:value="0">
            <text:p>0</text:p>
          </table:table-cell>
          <table:table-cell table:formula="of:=[Tabelle1.M16]*0.6" office:value-type="float" office:value="1.8">
            <text:p>1,8</text:p>
          </table:table-cell>
          <table:table-cell/>
          <table:table-cell table:formula="of:=[Tabelle1.O16]" office:value-type="string" office:string-value="Geschmack">
            <text:p>Geschmack</text:p>
          </table:table-cell>
          <table:table-cell table:formula="of:=[Tabelle1.P16]*0.6" office:value-type="float" office:value="0">
            <text:p>0</text:p>
          </table:table-cell>
          <table:table-cell table:formula="of:=[Tabelle1.Q16]*0.6" office:value-type="float" office:value="3">
            <text:p>3</text:p>
          </table:table-cell>
        </table:table-row>
        <table:table-row table:style-name="ro1">
          <table:table-cell table:formula="of:=[Tabelle1.A17]" office:value-type="string" office:string-value="Schärfe">
            <text:p>Schärfe</text:p>
          </table:table-cell>
          <table:table-cell table:formula="of:=[Tabelle1.B17]*0.15" office:value-type="float" office:value="0.15">
            <text:p>0,15</text:p>
          </table:table-cell>
          <table:table-cell table:formula="of:=[Tabelle1.C17]*0.15" office:value-type="float" office:value="0.15">
            <text:p>0,15</text:p>
          </table:table-cell>
          <table:table-cell table:number-columns-repeated="2"/>
          <table:table-cell table:formula="of:=[Tabelle1.F17]" office:value-type="string" office:string-value="Schärfe">
            <text:p>Schärfe</text:p>
          </table:table-cell>
          <table:table-cell table:formula="of:=[Tabelle1.G17]*0.15" office:value-type="float" office:value="0">
            <text:p>0</text:p>
          </table:table-cell>
          <table:table-cell table:formula="of:=[Tabelle1.H17]*0.15" office:value-type="float" office:value="0">
            <text:p>0</text:p>
          </table:table-cell>
          <table:table-cell table:number-columns-repeated="2"/>
          <table:table-cell table:formula="of:=[Tabelle1.K17]" office:value-type="string" office:string-value="Schärfe">
            <text:p>Schärfe</text:p>
          </table:table-cell>
          <table:table-cell table:formula="of:=[Tabelle1.L17]*0.15" office:value-type="float" office:value="0">
            <text:p>0</text:p>
          </table:table-cell>
          <table:table-cell table:formula="of:=[Tabelle1.M17]*0.15" office:value-type="float" office:value="0">
            <text:p>0</text:p>
          </table:table-cell>
          <table:table-cell/>
          <table:table-cell table:formula="of:=[Tabelle1.O17]" office:value-type="string" office:string-value="Schärfe">
            <text:p>Schärfe</text:p>
          </table:table-cell>
          <table:table-cell table:formula="of:=[Tabelle1.P17]*0.15" office:value-type="float" office:value="0">
            <text:p>0</text:p>
          </table:table-cell>
          <table:table-cell table:formula="of:=[Tabelle1.Q17]*0.15" office:value-type="float" office:value="0.45">
            <text:p>0,45</text:p>
          </table:table-cell>
        </table:table-row>
        <table:table-row table:style-name="ro1">
          <table:table-cell table:formula="of:=[Tabelle1.A18]" office:value-type="string" office:string-value="Inhalt">
            <text:p>Inhalt</text:p>
          </table:table-cell>
          <table:table-cell table:formula="of:=[Tabelle1.B18]*0.15" office:value-type="float" office:value="1.2">
            <text:p>1,2</text:p>
          </table:table-cell>
          <table:table-cell table:formula="of:=[Tabelle1.C18]*0.15" office:value-type="float" office:value="1.2">
            <text:p>1,2</text:p>
          </table:table-cell>
          <table:table-cell table:number-columns-repeated="2"/>
          <table:table-cell table:formula="of:=[Tabelle1.F18]" office:value-type="string" office:string-value="Inhalt">
            <text:p>Inhalt</text:p>
          </table:table-cell>
          <table:table-cell table:formula="of:=[Tabelle1.G18]*0.15" office:value-type="float" office:value="0">
            <text:p>0</text:p>
          </table:table-cell>
          <table:table-cell table:formula="of:=[Tabelle1.H18]*0.15" office:value-type="float" office:value="1.05">
            <text:p>1,05</text:p>
          </table:table-cell>
          <table:table-cell table:number-columns-repeated="2"/>
          <table:table-cell table:formula="of:=[Tabelle1.K18]" office:value-type="string" office:string-value="Inhalt">
            <text:p>Inhalt</text:p>
          </table:table-cell>
          <table:table-cell table:formula="of:=[Tabelle1.L18]*0.15" office:value-type="float" office:value="0">
            <text:p>0</text:p>
          </table:table-cell>
          <table:table-cell table:formula="of:=[Tabelle1.M18]*0.15" office:value-type="float" office:value="1.05">
            <text:p>1,05</text:p>
          </table:table-cell>
          <table:table-cell/>
          <table:table-cell table:formula="of:=[Tabelle1.O18]" office:value-type="string" office:string-value="Inhalt">
            <text:p>Inhalt</text:p>
          </table:table-cell>
          <table:table-cell table:formula="of:=[Tabelle1.P18]*0.15" office:value-type="float" office:value="0">
            <text:p>0</text:p>
          </table:table-cell>
          <table:table-cell table:formula="of:=[Tabelle1.Q18]*0.15" office:value-type="float" office:value="1.2">
            <text:p>1,2</text:p>
          </table:table-cell>
        </table:table-row>
        <table:table-row table:style-name="ro1">
          <table:table-cell table:formula="of:=[Tabelle1.A19]" office:value-type="string" office:string-value="Menge">
            <text:p>Menge</text:p>
          </table:table-cell>
          <table:table-cell table:formula="of:=[Tabelle1.B19]*0.1" office:value-type="float" office:value="0.9">
            <text:p>0,9</text:p>
          </table:table-cell>
          <table:table-cell table:formula="of:=[Tabelle1.C19]*0.1" office:value-type="float" office:value="0.9">
            <text:p>0,9</text:p>
          </table:table-cell>
          <table:table-cell table:number-columns-repeated="2"/>
          <table:table-cell table:formula="of:=[Tabelle1.F19]" office:value-type="string" office:string-value="Menge">
            <text:p>Menge</text:p>
          </table:table-cell>
          <table:table-cell table:formula="of:=[Tabelle1.G19]*0.1" office:value-type="float" office:value="0">
            <text:p>0</text:p>
          </table:table-cell>
          <table:table-cell table:formula="of:=[Tabelle1.H19]*0.1" office:value-type="float" office:value="0.7">
            <text:p>0,7</text:p>
          </table:table-cell>
          <table:table-cell table:number-columns-repeated="2"/>
          <table:table-cell table:formula="of:=[Tabelle1.K19]" office:value-type="string" office:string-value="Menge">
            <text:p>Menge</text:p>
          </table:table-cell>
          <table:table-cell table:formula="of:=[Tabelle1.L19]*0.1" office:value-type="float" office:value="0">
            <text:p>0</text:p>
          </table:table-cell>
          <table:table-cell table:formula="of:=[Tabelle1.M19]*0.1" office:value-type="float" office:value="0.5">
            <text:p>0,5</text:p>
          </table:table-cell>
          <table:table-cell/>
          <table:table-cell table:formula="of:=[Tabelle1.O19]" office:value-type="string" office:string-value="Menge">
            <text:p>Menge</text:p>
          </table:table-cell>
          <table:table-cell table:formula="of:=[Tabelle1.P19]*0.1" office:value-type="float" office:value="0">
            <text:p>0</text:p>
          </table:table-cell>
          <table:table-cell table:formula="of:=[Tabelle1.Q19]*0.1" office:value-type="float" office:value="0.5">
            <text:p>0,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16:.B19])" office:value-type="float" office:value="6.45">
            <text:p>6,45</text:p>
          </table:table-cell>
          <table:table-cell table:formula="of:=SUM([.C16:.C19])" office:value-type="float" office:value="7.05">
            <text:p>7,0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16:.G19])" office:value-type="float" office:value="0">
            <text:p>0</text:p>
          </table:table-cell>
          <table:table-cell table:formula="of:=SUM([.H16:.H19])" office:value-type="float" office:value="2.95">
            <text:p>2,9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16:.L19])" office:value-type="float" office:value="0">
            <text:p>0</text:p>
          </table:table-cell>
          <table:table-cell table:formula="of:=SUM([.M16:.M19])" office:value-type="float" office:value="3.35">
            <text:p>3,35</text:p>
          </table:table-cell>
          <table:table-cell/>
          <table:table-cell office:value-type="string">
            <text:p>Gesamt</text:p>
          </table:table-cell>
          <table:table-cell table:formula="of:=SUM([.P16:.P19])" office:value-type="float" office:value="0">
            <text:p>0</text:p>
          </table:table-cell>
          <table:table-cell table:formula="of:=SUM([.Q16:.Q19])" office:value-type="float" office:value="5.15">
            <text:p>5,1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formula="of:=[Tabelle1.A23]" office:value-type="string" office:string-value="Hersteller:">
            <text:p>Hersteller:</text:p>
          </table:table-cell>
          <table:table-cell table:formula="of:=[Tabelle1.B23]" office:value-type="string" office:string-value="Mama">
            <text:p>Mama</text:p>
          </table:table-cell>
          <table:table-cell table:number-columns-repeated="3"/>
          <table:table-cell table:formula="of:=[Tabelle1.F23]" office:value-type="string" office:string-value="Hersteller:">
            <text:p>Hersteller:</text:p>
          </table:table-cell>
          <table:table-cell table:formula="of:=[Tabelle1.G23]" office:value-type="string" office:string-value="Nissin">
            <text:p>Nissin</text:p>
          </table:table-cell>
          <table:table-cell table:number-columns-repeated="3"/>
          <table:table-cell table:formula="of:=[Tabelle1.K23]" office:value-type="string" office:string-value="Hersteller:">
            <text:p>Hersteller:</text:p>
          </table:table-cell>
          <table:table-cell table:formula="of:=[Tabelle1.L23]" office:value-type="string" office:string-value="Nissin">
            <text:p>Nissin</text:p>
          </table:table-cell>
          <table:table-cell table:number-columns-repeated="5"/>
        </table:table-row>
        <table:table-row table:style-name="ro1">
          <table:table-cell table:formula="of:=[Tabelle1.A24]" office:value-type="string" office:string-value="Name:">
            <text:p>Name:</text:p>
          </table:table-cell>
          <table:table-cell table:formula="of:=[Tabelle1.B24]" office:value-type="string" office:string-value="Oriental Style Instant Noodles Pork Flavour">
            <text:p>Oriental Style Instant Noodles Pork Flavour</text:p>
          </table:table-cell>
          <table:table-cell table:number-columns-repeated="3"/>
          <table:table-cell table:formula="of:=[Tabelle1.F24]" office:value-type="string" office:string-value="Name:">
            <text:p>Name:</text:p>
          </table:table-cell>
          <table:table-cell table:formula="of:=[Tabelle1.G24]" office:value-type="string" office:string-value="Damae Ramen Spicy">
            <text:p>Damae Ramen Spicy</text:p>
          </table:table-cell>
          <table:table-cell table:number-columns-repeated="3"/>
          <table:table-cell table:formula="of:=[Tabelle1.K24]" office:value-type="string" office:string-value="Name:">
            <text:p>Name:</text:p>
          </table:table-cell>
          <table:table-cell table:formula="of:=[Tabelle1.L24]" office:value-type="string" office:string-value="Damae Ramen">
            <text:p>Damae Ramen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Tabelle1.B26]" office:value-type="string" office:string-value="Seppo">
            <text:p>Seppo</text:p>
          </table:table-cell>
          <table:table-cell table:formula="of:=[Tabelle1.C26]" office:value-type="string" office:string-value="Kristoph">
            <text:p>Kristoph</text:p>
          </table:table-cell>
          <table:table-cell table:number-columns-repeated="3"/>
          <table:table-cell table:formula="of:=[Tabelle1.G26]" office:value-type="string" office:string-value="Seppo">
            <text:p>Seppo</text:p>
          </table:table-cell>
          <table:table-cell table:formula="of:=[Tabelle1.H26]" office:value-type="string" office:string-value="Kristoph">
            <text:p>Kristoph</text:p>
          </table:table-cell>
          <table:table-cell table:number-columns-repeated="3"/>
          <table:table-cell table:formula="of:=[Tabelle1.L26]" office:value-type="string" office:string-value="Seppo">
            <text:p>Seppo</text:p>
          </table:table-cell>
          <table:table-cell table:formula="of:=[Tabelle1.M26]" office:value-type="string" office:string-value="Kristoph">
            <text:p>Kristoph</text:p>
          </table:table-cell>
          <table:table-cell table:number-columns-repeated="4"/>
        </table:table-row>
        <table:table-row table:style-name="ro1">
          <table:table-cell table:formula="of:=[Tabelle1.A27]" office:value-type="string" office:string-value="Geschmack">
            <text:p>Geschmack</text:p>
          </table:table-cell>
          <table:table-cell table:formula="of:=[Tabelle1.B27]*0.6" office:value-type="float" office:value="0">
            <text:p>0</text:p>
          </table:table-cell>
          <table:table-cell table:formula="of:=[Tabelle1.C27]*0.6" office:value-type="float" office:value="3.6">
            <text:p>3,6</text:p>
          </table:table-cell>
          <table:table-cell table:number-columns-repeated="2"/>
          <table:table-cell table:formula="of:=[Tabelle1.F27]" office:value-type="string" office:string-value="Geschmack">
            <text:p>Geschmack</text:p>
          </table:table-cell>
          <table:table-cell table:formula="of:=[Tabelle1.G27]*0.6" office:value-type="float" office:value="0">
            <text:p>0</text:p>
          </table:table-cell>
          <table:table-cell table:formula="of:=[Tabelle1.H27]*0.6" office:value-type="float" office:value="4.2">
            <text:p>4,2</text:p>
          </table:table-cell>
          <table:table-cell table:number-columns-repeated="2"/>
          <table:table-cell table:formula="of:=[Tabelle1.K27]" office:value-type="string" office:string-value="Geschmack">
            <text:p>Geschmack</text:p>
          </table:table-cell>
          <table:table-cell table:formula="of:=[Tabelle1.L27]*0.6" office:value-type="float" office:value="0">
            <text:p>0</text:p>
          </table:table-cell>
          <table:table-cell table:formula="of:=[Tabelle1.M27]*0.6" office:value-type="float" office:value="4.8">
            <text:p>4,8</text:p>
          </table:table-cell>
          <table:table-cell table:number-columns-repeated="4"/>
        </table:table-row>
        <table:table-row table:style-name="ro1">
          <table:table-cell table:formula="of:=[Tabelle1.A28]" office:value-type="string" office:string-value="Schärfe">
            <text:p>Schärfe</text:p>
          </table:table-cell>
          <table:table-cell table:formula="of:=[Tabelle1.B28]*0.15" office:value-type="float" office:value="0">
            <text:p>0</text:p>
          </table:table-cell>
          <table:table-cell table:formula="of:=[Tabelle1.C28]*0.15" office:value-type="float" office:value="0.9">
            <text:p>0,9</text:p>
          </table:table-cell>
          <table:table-cell table:number-columns-repeated="2"/>
          <table:table-cell table:formula="of:=[Tabelle1.F28]" office:value-type="string" office:string-value="Schärfe">
            <text:p>Schärfe</text:p>
          </table:table-cell>
          <table:table-cell table:formula="of:=[Tabelle1.G28]*0.15" office:value-type="float" office:value="0">
            <text:p>0</text:p>
          </table:table-cell>
          <table:table-cell table:formula="of:=[Tabelle1.H28]*0.15" office:value-type="float" office:value="0.9">
            <text:p>0,9</text:p>
          </table:table-cell>
          <table:table-cell table:number-columns-repeated="2"/>
          <table:table-cell table:formula="of:=[Tabelle1.K28]" office:value-type="string" office:string-value="Schärfe">
            <text:p>Schärfe</text:p>
          </table:table-cell>
          <table:table-cell table:formula="of:=[Tabelle1.L28]*0.15" office:value-type="float" office:value="0">
            <text:p>0</text:p>
          </table:table-cell>
          <table:table-cell table:formula="of:=[Tabelle1.M28]*0.15" office:value-type="float" office:value="0.15">
            <text:p>0,15</text:p>
          </table:table-cell>
          <table:table-cell table:number-columns-repeated="4"/>
        </table:table-row>
        <table:table-row table:style-name="ro1">
          <table:table-cell table:formula="of:=[Tabelle1.A29]" office:value-type="string" office:string-value="Inhalt">
            <text:p>Inhalt</text:p>
          </table:table-cell>
          <table:table-cell table:formula="of:=[Tabelle1.B29]*0.15" office:value-type="float" office:value="0">
            <text:p>0</text:p>
          </table:table-cell>
          <table:table-cell table:formula="of:=[Tabelle1.C29]*0.15" office:value-type="float" office:value="0.3">
            <text:p>0,3</text:p>
          </table:table-cell>
          <table:table-cell table:number-columns-repeated="2"/>
          <table:table-cell table:formula="of:=[Tabelle1.F29]" office:value-type="string" office:string-value="Inhalt">
            <text:p>Inhalt</text:p>
          </table:table-cell>
          <table:table-cell table:formula="of:=[Tabelle1.G29]*0.15" office:value-type="float" office:value="0">
            <text:p>0</text:p>
          </table:table-cell>
          <table:table-cell table:formula="of:=[Tabelle1.H29]*0.15" office:value-type="float" office:value="0.15">
            <text:p>0,15</text:p>
          </table:table-cell>
          <table:table-cell table:number-columns-repeated="2"/>
          <table:table-cell table:formula="of:=[Tabelle1.K29]" office:value-type="string" office:string-value="Inhalt">
            <text:p>Inhalt</text:p>
          </table:table-cell>
          <table:table-cell table:formula="of:=[Tabelle1.L29]*0.15" office:value-type="float" office:value="0">
            <text:p>0</text:p>
          </table:table-cell>
          <table:table-cell table:formula="of:=[Tabelle1.M29]*0.15" office:value-type="float" office:value="0.15">
            <text:p>0,15</text:p>
          </table:table-cell>
          <table:table-cell table:number-columns-repeated="4"/>
        </table:table-row>
        <table:table-row table:style-name="ro1">
          <table:table-cell table:formula="of:=[Tabelle1.A30]" office:value-type="string" office:string-value="Menge">
            <text:p>Menge</text:p>
          </table:table-cell>
          <table:table-cell table:formula="of:=[Tabelle1.B30]*0.1" office:value-type="float" office:value="0">
            <text:p>0</text:p>
          </table:table-cell>
          <table:table-cell table:formula="of:=[Tabelle1.C30]*0.1" office:value-type="float" office:value="0.5">
            <text:p>0,5</text:p>
          </table:table-cell>
          <table:table-cell table:number-columns-repeated="2"/>
          <table:table-cell table:formula="of:=[Tabelle1.F30]" office:value-type="string" office:string-value="Menge">
            <text:p>Menge</text:p>
          </table:table-cell>
          <table:table-cell table:formula="of:=[Tabelle1.G30]*0.1" office:value-type="float" office:value="0">
            <text:p>0</text:p>
          </table:table-cell>
          <table:table-cell table:formula="of:=[Tabelle1.H30]*0.1" office:value-type="float" office:value="0.8">
            <text:p>0,8</text:p>
          </table:table-cell>
          <table:table-cell table:number-columns-repeated="2"/>
          <table:table-cell table:formula="of:=[Tabelle1.K30]" office:value-type="string" office:string-value="Menge">
            <text:p>Menge</text:p>
          </table:table-cell>
          <table:table-cell table:formula="of:=[Tabelle1.L30]*0.1" office:value-type="float" office:value="0">
            <text:p>0</text:p>
          </table:table-cell>
          <table:table-cell table:formula="of:=[Tabelle1.M30]*0.1" office:value-type="float" office:value="0.8">
            <text:p>0,8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27:.B30])" office:value-type="float" office:value="0">
            <text:p>0</text:p>
          </table:table-cell>
          <table:table-cell table:formula="of:=SUM([.C27:.C30])" office:value-type="float" office:value="5.3">
            <text:p>5,3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27:.G30])" office:value-type="float" office:value="0">
            <text:p>0</text:p>
          </table:table-cell>
          <table:table-cell table:formula="of:=SUM([.H27:.H30])" office:value-type="float" office:value="6.05">
            <text:p>6,0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27:.L30])" office:value-type="float" office:value="0">
            <text:p>0</text:p>
          </table:table-cell>
          <table:table-cell table:formula="of:=SUM([.M27:.M30])" office:value-type="float" office:value="5.9">
            <text:p>5,9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8">18.06.2009</text:date>, <text:time>17:33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Sebastian Brandt</meta:initial-creator>
    <meta:creation-date>2008-06-28T18:27:06</meta:creation-date>
    <dc:creator>Kristoph Werner</dc:creator>
    <dc:date>2009-06-18T17:33:43.19</dc:date>
    <meta:editing-cycles>22</meta:editing-cycles>
    <meta:editing-duration>PT03H15M00S</meta:editing-duration>
    <meta:document-statistic meta:table-count="2" meta:cell-count="429" meta:object-count="0"/>
    <meta:user-defined meta:name="Info 1"/>
    <meta:user-defined meta:name="Info 2"/>
    <meta:user-defined meta:name="Info 3"/>
    <meta:user-defined meta:name="Info 4"/>
  </office:meta>
</office:document-meta>
</file>